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fill="solid" draw:fill-color="#00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00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_20__28_var_29_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99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rect text:anchor-type="paragraph" draw:z-index="1" draw:style-name="gr2" draw:text-style-name="P1" svg:width="10.002cm" svg:height="1.588cm" svg:x="1.963cm" svg:y="0.242cm"><text:p text:style-name="P1">ASDE</text:p></draw:rect></text:p>
      <text:p text:style-name="Standard"><draw:rect text:anchor-type="paragraph" draw:z-index="2" draw:style-name="gr3" draw:text-style-name="P1" svg:width="1.297cm" svg:height="0.98cm" svg:x="6.884cm" svg:y="0.046cm"><text:p text:style-name="P1">2.0</text:p></draw:rect><draw:rect text:anchor-type="paragraph" draw:z-index="14" draw:style-name="gr6" draw:text-style-name="P1" svg:width="1.297cm" svg:height="0.98cm" svg:x="4.186cm" svg:y="0.051cm"><text:p text:style-name="P1">Main</text:p></draw:rect></text:p>
      <text:p text:style-name="Standard"><draw:line text:anchor-type="paragraph" draw:z-index="18" draw:style-name="gr4" draw:text-style-name="P1" svg:x1="5.482cm" svg:y1="0.078cm" svg:x2="6.884cm" svg:y2="0.078cm"><text:p/></draw:line></text:p>
      <text:p text:style-name="Standard"><draw:line text:anchor-type="paragraph" draw:z-index="7" draw:style-name="gr5" draw:text-style-name="P1" svg:x1="7.625cm" svg:y1="0.051cm" svg:x2="7.625cm" svg:y2="1.443cm"><text:p/></draw:line><draw:line text:anchor-type="paragraph" draw:z-index="15" draw:style-name="gr4" draw:text-style-name="P1" svg:x1="7.573cm" svg:y1="0.051cm" svg:x2="4.768cm" svg:y2="1.443cm"><text:p/></draw:line><draw:line text:anchor-type="paragraph" draw:z-index="16" draw:style-name="gr5" draw:text-style-name="P1" svg:x1="7.625cm" svg:y1="0.051cm" svg:x2="10.853cm" svg:y2="1.48cm"><text:p/></draw:line></text:p>
      <text:p text:style-name="Standard"/>
      <text:p text:style-name="Standard"><draw:rect text:anchor-type="paragraph" draw:z-index="3" draw:style-name="gr1" draw:text-style-name="P1" svg:width="9.976cm" svg:height="1.641cm" svg:x="1.963cm" svg:y="0.189cm"><text:p text:style-name="P1">CORE</text:p></draw:rect><draw:rect text:anchor-type="paragraph" draw:z-index="4" draw:style-name="gr3" draw:text-style-name="P1" svg:width="1.297cm" svg:height="0.98cm" svg:x="6.884cm" svg:y="0.469cm"><text:p text:style-name="P1">1.62.8</text:p></draw:rect><draw:rect text:anchor-type="paragraph" draw:z-index="13" draw:style-name="gr6" draw:text-style-name="P1" svg:width="1.297cm" svg:height="0.98cm" svg:x="4.186cm" svg:y="0.469cm"><text:p text:style-name="P1">Main</text:p></draw:rect></text:p>
      <text:p text:style-name="Standard"><draw:rect text:anchor-type="paragraph" draw:z-index="5" draw:style-name="gr3" draw:text-style-name="P1" svg:width="1.297cm" svg:height="0.98cm" svg:x="10.139cm" svg:y="0.019cm"><text:p text:style-name="P1">1.64.3</text:p></draw:rect><draw:line text:anchor-type="paragraph" draw:z-index="17" draw:style-name="gr4" draw:text-style-name="P1" svg:x1="5.482cm" svg:y1="0.469cm" svg:x2="6.884cm" svg:y2="0.469cm"><text:p/></draw:line></text:p>
      <text:p text:style-name="Standard"><draw:line text:anchor-type="paragraph" draw:z-index="6" draw:style-name="gr4" draw:text-style-name="P1" svg:x1="8.181cm" svg:y1="0.019cm" svg:x2="10.192cm" svg:y2="0.019cm"><text:p/></draw:line><draw:line text:anchor-type="paragraph" draw:z-index="11" draw:style-name="gr4" draw:text-style-name="P1" svg:x1="7.572cm" svg:y1="0.474cm" svg:x2="4.9cm" svg:y2="1.977cm"><text:p/></draw:line></text:p>
      <text:p text:style-name="Standard"><draw:line text:anchor-type="paragraph" draw:z-index="12" draw:style-name="gr4" draw:text-style-name="P1" svg:x1="10.774cm" svg:y1="0.025cm" svg:x2="10.8cm" svg:y2="1.417cm"><text:p/></draw:line></text:p>
      <text:p text:style-name="Standard"/>
      <text:p text:style-name="Standard"><draw:rect text:anchor-type="paragraph" draw:z-index="8" draw:style-name="gr1" draw:text-style-name="P1" svg:width="4.261cm" svg:height="1.641cm" svg:x="1.963cm" svg:y="0.157cm"><text:p text:style-name="P1">TCI</text:p></draw:rect><draw:rect text:anchor-type="paragraph" draw:z-index="10" draw:style-name="gr6" draw:text-style-name="P1" svg:width="1.297cm" svg:height="0.98cm" svg:x="10.165cm" svg:y="0.464cm"><text:p text:style-name="P1">Main</text:p></draw:rect><draw:rect text:anchor-type="paragraph" draw:z-index="0" draw:style-name="gr1" draw:text-style-name="P1" svg:width="4.261cm" svg:height="1.641cm" svg:x="7.625cm" svg:y="0.168cm"><text:p text:style-name="P1">SESAU</text:p></draw:rect></text:p>
      <text:p text:style-name="Standard"><draw:rect text:anchor-type="paragraph" draw:z-index="9" draw:style-name="gr6" draw:text-style-name="P1" svg:width="1.297cm" svg:height="0.98cm" svg:x="4.239cm" svg:y="0.03cm"><text:p text:style-name="P1">Main</text:p></draw:rect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blo Gandulfo</meta:initial-creator>
    <meta:creation-date>2010-10-28T23:55:26.24</meta:creation-date>
    <dc:date>2010-11-03T14:59:16.91</dc:date>
    <dc:creator>Pablo Gandulfo</dc:creator>
    <meta:editing-duration>PT00H11M52S</meta:editing-duration>
    <meta:editing-cycles>6</meta:editing-cycles>
    <meta:generator>BrOffice.org/3.0$Win32 OpenOffice.org_project/300m15$Build-9379</meta:generator>
    <meta:document-statistic meta:table-count="0" meta:image-count="0" meta:object-count="0" meta:page-count="1" meta:paragraph-count="0" meta:word-count="0" meta:character-count="0"/>
  </office:meta>
</office:document-meta>
</file>